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 style:master-page-name="Standard">
      <style:table-properties style:width="6.3486in" style:page-number="auto" table:align="left" style:writing-mode="lr-tb"/>
    </style:style>
    <style:style style:name="Table1.A" style:family="table-column">
      <style:table-column-properties style:column-width="0.3938in"/>
    </style:style>
    <style:style style:name="Table1.C" style:family="table-column">
      <style:table-column-properties style:column-width="0.1132in"/>
    </style:style>
    <style:style style:name="Table1.D" style:family="table-column">
      <style:table-column-properties style:column-width="5.4479in"/>
    </style:style>
    <style:style style:name="Table1.1" style:family="table-row">
      <style:table-row-properties style:min-row-height="0.2847in" fo:keep-together="always"/>
    </style:style>
    <style:style style:name="Table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background-color="#e6e6e6" fo:padding-left="0.0486in" fo:padding-right="0.0486in" fo:padding-top="0in" fo:padding-bottom="0in" fo:border="none" style:writing-mode="lr-tb">
        <style:background-image/>
      </style:table-cell-properties>
    </style:style>
    <style:style style:name="Table1.C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none" style:writing-mode="lr-tb"/>
    </style:style>
    <style:style style:name="Table1.D2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1.3" style:family="table-row">
      <style:table-row-properties style:min-row-height="0.3965in" fo:keep-together="always"/>
    </style:style>
    <style:style style:name="Table1.B3" style:family="table-cell">
      <style:table-cell-properties style:vertical-align="top" fo:background-color="#000000" fo:padding-left="0.0486in" fo:padding-right="0.0486in" fo:padding-top="0in" fo:padding-bottom="0in" fo:border="none" style:writing-mode="lr-tb">
        <style:background-image/>
      </style:table-cell-properties>
    </style:style>
    <style:style style:name="Table1.C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1.D3" style:family="table-cell">
      <style:table-cell-properties style:vertical-align="middle" fo:padding-left="0.0486in" fo:padding-right="0.0486in" fo:padding-top="0in" fo:padding-bottom="0in" fo:border="none" style:writing-mode="lr-tb"/>
    </style:style>
    <style:style style:name="Table2" style:family="table">
      <style:table-properties style:width="5.3528in" fo:margin-left="0in" table:align="left" style:writing-mode="lr-tb"/>
    </style:style>
    <style:style style:name="Table2.A" style:family="table-column">
      <style:table-column-properties style:column-width="0.0215in"/>
    </style:style>
    <style:style style:name="Table2.B" style:family="table-column">
      <style:table-column-properties style:column-width="0.7965in"/>
    </style:style>
    <style:style style:name="Table2.C" style:family="table-column">
      <style:table-column-properties style:column-width="0.2326in"/>
    </style:style>
    <style:style style:name="Table2.D" style:family="table-column">
      <style:table-column-properties style:column-width="2.0472in"/>
    </style:style>
    <style:style style:name="Table2.E" style:family="table-column">
      <style:table-column-properties style:column-width="0.1333in"/>
    </style:style>
    <style:style style:name="Table2.F" style:family="table-column">
      <style:table-column-properties style:column-width="0.9222in"/>
    </style:style>
    <style:style style:name="Table2.H" style:family="table-column">
      <style:table-column-properties style:column-width="1.066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in" fo:border="none"/>
    </style:style>
    <style:style style:name="Table2.B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G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" style:family="table">
      <style:table-properties style:width="1.8in" fo:margin-left="3.5493in" table:align="left" style:writing-mode="lr-tb"/>
    </style:style>
    <style:style style:name="Table3.A" style:family="table-column">
      <style:table-column-properties style:column-width="1.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font-size="11pt" style:font-size-asian="11pt"/>
    </style:style>
    <style:style style:name="P3" style:family="paragraph" style:parent-style-name="Standard">
      <style:paragraph-properties style:snap-to-layout-grid="false"/>
      <style:text-properties fo:font-size="11pt" style:font-size-asian="11pt"/>
    </style:style>
    <style:style style:name="P4" style:family="paragraph" style:parent-style-name="Standard">
      <style:paragraph-properties fo:text-align="end" style:justify-single-word="false"/>
      <style:text-properties fo:font-size="11pt" style:font-size-asian="11pt"/>
    </style:style>
    <style:style style:name="P5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P6" style:family="paragraph" style:parent-style-name="Standard">
      <style:text-properties fo:font-size="11pt" fo:font-style="italic" style:font-size-asian="11pt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paragraph-properties fo:text-align="center" style:justify-single-word="false"/>
      <style:text-properties style:font-size-complex="16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text-properties fo:font-size="9pt" fo:font-style="italic" style:font-size-asian="9pt" style:font-style-asian="italic" style:font-style-complex="italic"/>
    </style:style>
    <style:style style:name="P12" style:family="paragraph" style:parent-style-name="Standard">
      <style:paragraph-properties fo:text-align="center" style:justify-single-word="false"/>
      <style:text-properties fo:font-size="9pt" fo:font-style="italic" style:font-size-asian="9pt" style:font-style-asian="italic" style:font-style-complex="italic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9pt" fo:font-style="italic" style:font-size-asian="9pt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  <style:text-properties fo:font-size="9pt" fo:language="en" fo:country="US" officeooo:rsid="0015b41c" officeooo:paragraph-rsid="0012e1a4" style:font-size-asian="9pt" style:font-size-complex="9pt" style:language-complex="ar" style:country-complex="SA"/>
    </style:style>
    <style:style style:name="P15" style:family="paragraph" style:parent-style-name="Standard">
      <style:paragraph-properties fo:text-align="end" style:justify-single-word="false"/>
      <style:text-properties fo:font-size="9pt" fo:language="en" fo:country="US" officeooo:rsid="001510c9" officeooo:paragraph-rsid="0012e1a4" style:font-size-asian="9pt" style:font-size-complex="9pt" style:language-complex="ar" style:country-complex="SA"/>
    </style:style>
    <style:style style:name="P16" style:family="paragraph" style:parent-style-name="Standard">
      <style:paragraph-properties fo:text-align="end" style:justify-single-word="false"/>
      <style:text-properties fo:font-size="9pt" fo:language="en" fo:country="US" officeooo:rsid="001721ce" officeooo:paragraph-rsid="0012e1a4" style:font-size-asian="9pt" style:font-size-complex="9pt" style:language-complex="ar" style:country-complex="SA"/>
    </style:style>
    <style:style style:name="P17" style:family="paragraph" style:parent-style-name="Standard">
      <style:paragraph-properties fo:text-align="end" style:justify-single-word="false"/>
      <style:text-properties fo:font-size="9pt" fo:language="pl" fo:country="PL" officeooo:paragraph-rsid="0012e1a4" style:font-size-asian="9pt" style:font-size-complex="9pt"/>
    </style:style>
    <style:style style:name="P18" style:family="paragraph" style:parent-style-name="Standard">
      <style:paragraph-properties fo:text-align="end" style:justify-single-word="false"/>
      <style:text-properties fo:font-size="9pt" fo:language="pl" fo:country="PL" officeooo:rsid="001721ce" officeooo:paragraph-rsid="0012e1a4" style:font-size-asian="9pt" style:font-size-complex="9pt"/>
    </style:style>
    <style:style style:name="P19" style:family="paragraph" style:parent-style-name="Standard">
      <style:paragraph-properties fo:text-align="justify" style:justify-single-word="false"/>
      <style:text-properties fo:font-size="9pt" fo:language="pl" fo:country="PL" officeooo:paragraph-rsid="0012e1a4" style:font-size-asian="9pt" style:font-size-complex="9pt"/>
    </style:style>
    <style:style style:name="P20" style:family="paragraph" style:parent-style-name="Standard">
      <style:paragraph-properties fo:text-align="justify" style:justify-single-word="false"/>
      <style:text-properties fo:font-size="9pt" fo:language="pl" fo:country="PL" officeooo:rsid="001510c9" officeooo:paragraph-rsid="0012e1a4" style:font-size-asian="9pt" style:font-size-complex="9pt"/>
    </style:style>
    <style:style style:name="P21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22" style:family="paragraph" style:parent-style-name="Standard">
      <style:paragraph-properties style:snap-to-layout-grid="false"/>
      <style:text-properties fo:font-size="10pt" style:font-size-asian="10pt"/>
    </style:style>
    <style:style style:name="P23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24" style:family="paragraph" style:parent-style-name="Standard">
      <style:text-properties fo:font-size="10pt" fo:font-style="italic" style:font-size-asian="10pt" style:font-style-asian="italic" style:font-style-complex="italic"/>
    </style:style>
    <style:style style:name="P25" style:family="paragraph" style:parent-style-name="Standard" style:list-style-name="WW8Num1">
      <style:text-properties fo:font-size="10pt" fo:font-style="italic" style:font-size-asian="10pt" style:font-style-asian="italic" style:font-style-complex="italic"/>
    </style:style>
    <style:style style:name="P26" style:family="paragraph" style:parent-style-name="Standard">
      <style:paragraph-properties fo:margin-left="0in" fo:margin-right="0in" fo:text-indent="-0.061in" style:auto-text-indent="false"/>
    </style:style>
    <style:style style:name="P27" style:family="paragraph" style:parent-style-name="Standard">
      <style:paragraph-properties fo:margin-top="0.0835in" fo:margin-bottom="0in" loext:contextual-spacing="false"/>
    </style:style>
    <style:style style:name="P28" style:family="paragraph" style:parent-style-name="Standard">
      <style:paragraph-properties fo:margin-top="0.0835in" fo:margin-bottom="0in" loext:contextual-spacing="false"/>
      <style:text-properties fo:font-size="9pt" style:font-size-asian="9pt"/>
    </style:style>
    <style:style style:name="P29" style:family="paragraph" style:parent-style-name="Standard">
      <style:paragraph-properties fo:margin-top="0.0835in" fo:margin-bottom="0in" loext:contextual-spacing="false" fo:text-align="center" style:justify-single-word="false"/>
      <style:text-properties fo:font-size="9pt" style:font-size-asian="9pt"/>
    </style:style>
    <style:style style:name="P30" style:family="paragraph" style:parent-style-name="Standard">
      <style:paragraph-properties fo:margin-top="0.0835in" fo:margin-bottom="0in" loext:contextual-spacing="false"/>
      <style:text-properties fo:font-size="9pt" fo:font-style="italic" style:font-size-asian="9pt" style:font-style-asian="italic" style:font-style-complex="italic"/>
    </style:style>
    <style:style style:name="P31" style:family="paragraph" style:parent-style-name="Standard">
      <style:paragraph-properties fo:margin-top="0.0835in" fo:margin-bottom="0in" loext:contextual-spacing="false" fo:text-align="center" style:justify-single-word="false"/>
    </style:style>
    <style:style style:name="P32" style:family="paragraph" style:parent-style-name="Standard">
      <style:paragraph-properties fo:margin-top="0.0835in" fo:margin-bottom="0in" loext:contextual-spacing="false" fo:text-align="center" style:justify-single-word="false"/>
      <style:text-properties fo:language="pl" fo:country="PL"/>
    </style:style>
    <style:style style:name="P33" style:family="paragraph" style:parent-style-name="Standard">
      <style:paragraph-properties fo:margin-left="0.1362in" fo:margin-right="0in" fo:text-indent="0.098in" style:auto-text-indent="false"/>
      <style:text-properties fo:font-size="11pt" style:font-size-asian="11pt"/>
    </style:style>
    <style:style style:name="P3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fo:font-size="8pt" fo:language="pl" fo:country="PL" style:text-underline-style="none" fo:font-weight="bold" officeooo:paragraph-rsid="0012e1a4" style:font-size-asian="7pt" style:font-weight-asian="bold" style:font-size-complex="8pt" style:font-weight-complex="bold"/>
    </style:style>
    <style:style style:name="P35" style:family="paragraph" style:parent-style-name="Heading_20_2">
      <style:paragraph-properties fo:margin-left="0in" fo:margin-right="0in" fo:text-align="center" style:justify-single-word="false" fo:text-indent="0in" style:auto-text-indent="false"/>
      <style:text-properties fo:color="#000000" fo:font-size="16pt" fo:language="pl" fo:country="PL" style:text-underline-style="none" fo:font-weight="bold" officeooo:paragraph-rsid="0012e1a4" style:font-size-asian="16pt" style:font-weight-asian="bold" style:font-weight-complex="bold"/>
    </style:style>
    <style:style style:name="P36" style:family="paragraph" style:parent-style-name="Heading_20_2">
      <style:paragraph-properties fo:margin-left="0in" fo:margin-right="0in" fo:text-align="center" style:justify-single-word="false" fo:text-indent="0in" style:auto-text-indent="false"/>
      <style:text-properties fo:language="en" fo:country="US" officeooo:paragraph-rsid="0012e1a4" style:language-complex="ar" style:country-complex="SA"/>
    </style:style>
    <style:style style:name="P37" style:family="paragraph" style:parent-style-name="Heading_20_1">
      <style:paragraph-properties fo:margin-left="0in" fo:margin-right="0in" fo:text-align="center" style:justify-single-word="false" fo:text-indent="0in" style:auto-text-indent="false"/>
    </style:style>
    <style:style style:name="P38" style:family="paragraph" style:parent-style-name="Heading_20_3">
      <style:paragraph-properties fo:margin-left="0in" fo:margin-right="0in" fo:text-align="center" style:justify-single-word="false" fo:text-indent="0in" style:auto-text-indent="false"/>
      <style:text-properties fo:font-weight="normal" officeooo:rsid="0012e1a4" officeooo:paragraph-rsid="0012e1a4" style:font-weight-asian="normal"/>
    </style:style>
    <style:style style:name="P39" style:family="paragraph" style:parent-style-name="Heading_20_5">
      <style:text-properties fo:font-weight="bold" style:font-weight-asian="bold" style:font-weight-complex="bold"/>
    </style:style>
    <style:style style:name="T1" style:family="text">
      <style:text-properties fo:font-size="11pt" style:font-size-asian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officeooo:rsid="00135d5b" style:font-size-asian="14pt"/>
    </style:style>
    <style:style style:name="T5" style:family="text">
      <style:text-properties fo:font-size="14pt" fo:font-style="italic" style:font-size-asian="14pt" style:font-style-asian="italic"/>
    </style:style>
    <style:style style:name="T6" style:family="text">
      <style:text-properties fo:font-size="18pt" fo:font-weight="normal" style:font-size-asian="18pt" style:font-weight-asian="normal"/>
    </style:style>
    <style:style style:name="T7" style:family="text">
      <style:text-properties style:font-size-complex="16pt"/>
    </style:style>
    <style:style style:name="T8" style:family="text">
      <style:text-properties fo:font-size="10pt" style:font-size-asian="10pt"/>
    </style:style>
    <style:style style:name="T9" style:family="text">
      <style:text-properties fo:font-size="10pt" fo:font-style="italic" style:font-size-asian="10pt" style:font-style-asian="italic" style:font-style-complex="italic"/>
    </style:style>
    <style:style style:name="T10" style:family="text">
      <style:text-properties fo:font-size="9pt" fo:font-style="italic" style:font-size-asian="9pt" style:font-style-asian="italic" style:font-style-complex="italic"/>
    </style:style>
    <style:style style:name="T11" style:family="text">
      <style:text-properties style:text-position="super 58%" fo:font-size="10pt" fo:font-style="italic" style:font-size-asian="10pt" style:font-style-asian="italic" style:font-style-complex="italic"/>
    </style:style>
    <style:style style:name="T12" style:family="text">
      <style:text-properties officeooo:rsid="001b8ea7"/>
    </style:style>
    <style:style style:name="T13" style:family="text">
      <style:text-properties officeooo:rsid="001e0df4"/>
    </style:style>
    <style:style style:name="T14" style:family="text">
      <style:text-properties officeooo:rsid="001821f0"/>
    </style:style>
    <style:style style:name="T15" style:family="text">
      <style:text-properties officeooo:rsid="0012e1a4"/>
    </style:style>
    <style:style style:name="T16" style:family="text">
      <style:text-properties fo:color="#000000" fo:font-size="16pt" fo:font-weight="bold" style:font-size-asian="16pt" style:font-weight-asian="bold" style:font-weight-complex="bold"/>
    </style:style>
    <style:style style:name="T17" style:family="text">
      <style:text-properties fo:color="#000000" fo:font-size="16pt" style:text-underline-style="none" fo:font-weight="bold" style:font-size-asian="16pt" style:font-weight-asian="bold" style:font-weight-complex="bold"/>
    </style:style>
    <style:style style:name="T18" style:family="text">
      <style:text-properties officeooo:rsid="00125143"/>
    </style:style>
    <style:style style:name="fr1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2.4303in" draw:visible-area-height="0.5417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6"><draw:frame draw:style-name="fr1" draw:name="Object1" text:anchor-type="as-char" svg:width="3.6898in" svg:height="0.8217in" draw:z-index="0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3"/>
          </table:table-cell>
          <table:covered-table-cell/>
          <table:table-cell table:style-name="Table1.C2" office:value-type="string">
            <text:p text:style-name="P3"/>
          </table:table-cell>
          <table:table-cell table:style-name="Table1.D2" office:value-type="string">
            <text:h text:style-name="P39" text:outline-level="5">Wydział Informatyki i Zarządzania</text:h>
            <text:p text:style-name="Standard"><text:span text:style-name="T3">kierunek studiów: </text:span><text:span text:style-name="T4">Informatyka (INF)</text:span></text:p>
            <text:p text:style-name="Standard">specjalność: <text:span text:style-name="T15">brak</text:span></text:p>
            <text:p text:style-name="P7"/>
            <text:p text:style-name="P7"/>
            <text:p text:style-name="P7"/>
            <text:h text:style-name="P37" text:outline-level="1"><text:span text:style-name="T6">Praca dyplomowa - inżynierska</text:span></text:h>
            <text:p text:style-name="P7"/>
            <text:p text:style-name="P7"/>
            <text:h text:style-name="P36" text:outline-level="2"><text:span text:style-name="T16">An application for tracking the flow of resources for </text:span><text:span text:style-name="T17">Bitcoin cryptocurrency</text:span></text:h>
            <text:p text:style-name="P34"/>
            <text:h text:style-name="P35" text:outline-level="2">Program do śledzenia przepływu środków w sieci Bitcoin</text:h>
            <text:p text:style-name="P9"/>
            <text:h text:style-name="P38" text:outline-level="3">Marcin Pieczka</text:h>
            <text:p text:style-name="P8"/>
            <text:p text:style-name="P17">słowa kluczowe:</text:p>
            <text:p text:style-name="P18">bitcoin, blockchain, kryptowaluty, dostępność danych, </text:p>
            <text:p text:style-name="P18"><text:span text:style-name="T14">bazy danych </text:span>NoSQL, <text:span text:style-name="T14">zarządzanie konfiguracją</text:span></text:p>
            <text:p text:style-name="P18"><text:s/></text:p>
            <text:p text:style-name="P15">keywords:</text:p>
            <text:p text:style-name="P16">bitcoin, blockchain, cryptocurrencies, data availability, </text:p>
            <text:p text:style-name="P16">NoSQL databases, configuration management</text:p>
            <text:p text:style-name="P17"/>
            <text:p text:style-name="P19">krótkie streszczenie:</text:p>
            <text:p text:style-name="P20">Praca poświęcona jest zaprojektowaniu i implementacji systemu pozwalającego na szybki i prosty dostęp do transakcji przeprowadzonych w sieci Bitcoin. System zapewnia również platformę, umożliwiającą implementowanie własnych funkcjonalności wykorzystujących dane transakcji, w celu umożliwienia badaczom dzielenia się swoją pracą i narzędziami.</text:p>
            <text:p text:style-name="P19"/>
            <text:p text:style-name="P14">short summary:</text:p>
            <text:p text:style-name="P14">In this work system allowing<text:span text:style-name="T12"> </text:span>fast and easy access to Bitcoin transactions was designed and implemented. This system also contains platform for implementing new functionalities which use transactions data, enabling researchers to share their work <text:span text:style-name="T13">and tools</text:span>.</text:p>
            <text:p text:style-name="P2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E"/>
              <table:table-column table:style-name="Table2.H"/>
              <table:table-row table:style-name="Table2.1">
                <table:table-cell table:style-name="Table2.A1" office:value-type="string">
                  <text:p text:style-name="Table_20_Heading"/>
                </table:table-cell>
                <table:table-cell table:style-name="Table2.B1" table:number-rows-spanned="2" office:value-type="string">
                  <text:p text:style-name="P28">opiekun pracy</text:p>
                  <text:p text:style-name="P28">dyplomowej</text:p>
                </table:table-cell>
                <table:table-cell table:style-name="Table2.B1" table:number-columns-spanned="2" office:value-type="string">
                  <text:p text:style-name="P32">dr inż. <text:span text:style-name="T18">R</text:span>adosław <text:span text:style-name="T18">M</text:span>ichalski</text:p>
                </table:table-cell>
                <table:covered-table-cell/>
                <table:table-cell table:style-name="Table2.B1" table:number-columns-spanned="2" office:value-type="string">
                  <text:p text:style-name="P27">.......................</text:p>
                </table:table-cell>
                <table:covered-table-cell/>
                <table:table-cell table:style-name="Table2.G1" table:number-columns-spanned="2" office:value-type="string">
                  <text:p text:style-name="P27">.......................</text:p>
                </table:table-cell>
                <table:covered-table-cell/>
              </table:table-row>
              <table:table-row table:style-name="Table2.1">
                <table:table-cell table:style-name="Table2.A1" office:value-type="string">
                  <text:p text:style-name="Standard"/>
                </table:table-cell>
                <table:covered-table-cell/>
                <table:table-cell table:style-name="Table2.B1" table:number-columns-spanned="2" office:value-type="string">
                  <text:p text:style-name="P7"><text:span text:style-name="T10">Tytuł/stopień naukowy/imię i nazwisko</text:span></text:p>
                </table:table-cell>
                <table:covered-table-cell/>
                <table:table-cell table:style-name="Table2.B1" table:number-columns-spanned="2" office:value-type="string">
                  <text:p text:style-name="P12">ocena</text:p>
                </table:table-cell>
                <table:covered-table-cell/>
                <table:table-cell table:style-name="Table2.G1" table:number-columns-spanned="2" office:value-type="string">
                  <text:p text:style-name="P12">podpis</text:p>
                </table:table-cell>
                <table:covered-table-cell/>
              </table:table-row>
              <table:table-row table:style-name="Table2.1">
                <table:table-cell table:style-name="Table2.G1" table:number-columns-spanned="8" office:value-type="string">
                  <text:p text:style-name="P13"/>
                  <text:p text:style-name="P31">Ostateczna ocena za pracę dyplomową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1">
                <table:table-cell table:style-name="Table2.B1" table:number-rows-spanned="2" table:number-columns-spanned="3" office:value-type="string">
                  <text:p text:style-name="P29">Przewodniczący Komisji egzaminu dyplomowego</text:p>
                </table:table-cell>
                <table:covered-table-cell/>
                <table:covered-table-cell/>
                <table:table-cell table:style-name="Table2.B1" table:number-rows-spanned="2" table:number-columns-spanned="2" office:value-type="string">
                  <text:p text:style-name="P27">..................................................</text:p>
                  <text:p text:style-name="P30">Tytuł/stopień naukowy/imię i nazwisko</text:p>
                </table:table-cell>
                <table:covered-table-cell/>
                <table:table-cell table:style-name="Table2.B1" table:number-columns-spanned="2" office:value-type="string">
                  <text:p text:style-name="P27">.......................</text:p>
                </table:table-cell>
                <table:covered-table-cell/>
                <table:table-cell table:style-name="Table2.G1" office:value-type="string">
                  <text:p text:style-name="P27">.......................</text:p>
                </table:table-cell>
              </table:table-row>
              <table:table-row table:style-name="Table2.1"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B1" table:number-columns-spanned="2" office:value-type="string">
                  <text:p text:style-name="P12">ocena</text:p>
                </table:table-cell>
                <table:covered-table-cell/>
                <table:table-cell table:style-name="Table2.G1" office:value-type="string">
                  <text:p text:style-name="P12">podpis</text:p>
                </table:table-cell>
              </table:table-row>
            </table:table>
            <text:p text:style-name="P11"/>
            <text:p text:style-name="P24">Do celów archiwalnych pracę dyplomową zakwalifikowano do:* </text:p>
            <text:list xml:id="list2912505991" text:style-name="WW8Num1">
              <text:list-item>
                <text:p text:style-name="P25">kategorii A (akta wieczyste) <text:s/></text:p>
              </text:list-item>
              <text:list-item>
                <text:p text:style-name="P25"><text:s/>kategorii BE 50 (po 50 latach podlegające ekspertyzie)</text:p>
              </text:list-item>
            </text:list>
            <text:p text:style-name="Standard"><text:span text:style-name="T11">* </text:span><text:span text:style-name="T9">niepotrzebne skreślić</text:span></text:p>
            <text:p text:style-name="P6"/>
            <text:p text:style-name="P6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23">pieczątka wydziałowa</text:p>
                </table:table-cell>
              </table:table-row>
            </table:table>
            <text:p text:style-name="P33"/>
          </table:table-cell>
        </table:table-row>
        <table:table-row table:style-name="Table1.3">
          <table:table-cell table:style-name="Table1.A2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h text:style-name="Heading_20_4" text:outline-level="4"><text:span text:style-name="T3">Wrocław 201</text:span><text:span text:style-name="T4">8</text:span></text:h>
            <text:p text:style-name="P2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2339in" fo:margin-right="0in" fo:text-indent="0in" style:auto-text-indent="false"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2339in" fo:margin-right="0in" fo:text-indent="0in" style:auto-text-indent="false" fo:keep-with-next="always"/>
      <style:text-properties fo:font-size="14pt" style:font-size-asian="14pt"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2339in" fo:margin-right="0in" fo:text-indent="0in" style:auto-text-indent="false" fo:keep-with-next="always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omyślna_20_czcionka_20_akapitu" style:display-name="Domyślna czcionka akapitu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ziekanka</meta:initial-creator>
    <meta:creation-date>2017-04-26T08:51:00</meta:creation-date>
    <dc:date>2018-05-14T13:46:57.071876095</dc:date>
    <meta:print-date>2010-06-09T09:24:00</meta:print-date>
    <meta:editing-cycles>5</meta:editing-cycles>
    <meta:generator>LibreOffice/6.0.3.2$Linux_X86_64 LibreOffice_project/00m0$Build-2</meta:generator>
    <meta:editing-duration>PT5M37S</meta:editing-duration>
    <meta:document-statistic meta:table-count="3" meta:image-count="0" meta:object-count="1" meta:page-count="2" meta:paragraph-count="41" meta:word-count="199" meta:character-count="1681" meta:non-whitespace-character-count="1516"/>
  </office:meta>
</office:document-meta>
</file>